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22.38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25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cm" fo:min-width="15.814cm"/>
    </style:style>
    <style:style style:name="gr16" style:family="graphic" style:parent-style-name="standard">
      <style:graphic-properties draw:stroke="none" draw:fill="none" draw:fill-color="#579d1c" fo:min-height="0.812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_5f_-notes">
      <style:graphic-properties draw:fill-color="#ffffff" draw:auto-grow-height="true" fo:min-height="12.572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11" style:family="paragraph">
      <style:paragraph-properties fo:line-height="100%" fo:text-align="start"/>
    </style:style>
    <style:style style:name="P1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1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17" style:family="paragraph">
      <style:paragraph-properties fo:line-height="115%" fo:text-align="start"/>
    </style:style>
    <style:style style:name="P18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19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text-underline-style="none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10pt" style:font-size-asian="110pt" style:font-size-complex="110pt"/>
    </style:style>
    <style:style style:name="P22" style:family="paragraph">
      <loext:graphic-properties draw:fill="none" draw:fill-color="#ffffff"/>
      <style:paragraph-properties fo:line-height="115%" fo:text-align="start"/>
      <style:text-properties fo:color="#3465a4" style:font-name="Yanone Kaffeesatz1" fo:font-size="60pt" style:text-underline-style="none" style:font-size-asian="60pt" style:font-size-complex="6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text-underline-style="none" style:font-size-asian="70pt" style:font-size-complex="70pt"/>
    </style:style>
    <style:style style:name="P25" style:family="paragraph">
      <style:paragraph-properties fo:line-height="150%" fo:text-align="start"/>
    </style:style>
    <style:style style:name="P26" style:family="paragraph">
      <loext:graphic-properties draw:fill="none" draw:fill-color="#ffffff"/>
      <style:paragraph-properties fo:line-height="150%" fo:text-align="start"/>
      <style:text-properties fo:color="#333333" style:font-name="Yanone Kaffeesatz1" fo:font-size="60pt" style:text-underline-style="none" style:font-size-asian="60pt" style:font-size-complex="60pt"/>
    </style:style>
    <style:style style:name="P27" style:family="paragraph">
      <loext:graphic-properties draw:fill="none" draw:fill-color="#579d1c"/>
      <style:text-properties fo:color="#eeeeee" style:font-name="Ubuntu Mono1" fo:font-size="17.6000003814697pt" style:font-size-asian="16pt" style:font-size-complex="16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6" style:family="text">
      <style:text-properties fo:color="#333333" style:font-name="Yanone Kaffeesatz1" fo:font-size="100pt" style:text-underline-style="none" style:font-size-asian="100pt" style:font-size-complex="100pt"/>
    </style:style>
    <style:style style:name="T7" style:family="text">
      <style:text-properties fo:color="#333333" style:font-name="Yanone Kaffeesatz1" fo:font-size="160pt" style:text-underline-style="none" style:font-size-asian="160pt" style:font-size-complex="160pt"/>
    </style:style>
    <style:style style:name="T8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0" style:family="text">
      <style:text-properties fo:color="#333333" style:font-name="Yanone Kaffeesatz1" fo:font-size="50pt" style:text-underline-style="none" style:font-size-asian="50pt" style:font-size-complex="50pt"/>
    </style:style>
    <style:style style:name="T11" style:family="text">
      <style:text-properties fo:color="#3465a4" style:font-name="Yanone Kaffeesatz1" fo:font-size="60pt" style:text-underline-style="none" style:font-size-asian="60pt" style:font-size-complex="60pt"/>
    </style:style>
    <style:style style:name="T12" style:family="text">
      <style:text-properties fo:color="#ff3333" style:font-name="Yanone Kaffeesatz1" fo:font-size="60pt" style:text-underline-style="none" style:font-size-asian="60pt" style:font-size-complex="60pt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normal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4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150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5" style:family="text">
      <style:text-properties fo:color="#333333" style:font-name="Yanone Kaffeesatz1" fo:font-size="60pt" style:text-underline-style="none" style:font-size-asian="60pt" style:font-size-complex="60pt"/>
    </style:style>
    <style:style style:name="T16" style:family="text">
      <style:text-properties fo:color="#333333" style:font-name="Yanone Kaffeesatz1" fo:font-size="70pt" style:text-underline-style="none" style:font-size-asian="70pt" style:font-size-complex="70pt"/>
    </style:style>
    <style:style style:name="T17" style:family="text">
      <style:text-properties fo:color="#eeeeee"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Inversão Moho</text:span><text:span text:style-name="T2"><text:line-break/></text:span><text:span text:style-name="T4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5.198cm" svg:height="17.4cm" svg:x="1.4cm" svg:y="1.064cm" presentation:class="title" presentation:user-transformed="true">
          <draw:text-box>
            <text:p text:style-name="P6"><text:span text:style-name="T5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style-name="gr5" draw:text-style-name="P10" draw:layer="layout" svg:width="12.897cm" svg:height="5.404cm" svg:x="0.649cm" svg:y="3.4cm">
          <draw:text-box>
            <text:p text:style-name="P9"><text:span text:style-name="T6">programa A</text:span></text:p>
          </draw:text-box>
        </draw:frame>
        <draw:frame draw:style-name="gr6" draw:text-style-name="P10" draw:layer="layout" svg:width="12.681cm" svg:height="4.336cm" svg:x="14.8cm" svg:y="3.134cm">
          <draw:text-box>
            <text:p text:style-name="P9"><text:span text:style-name="T6">programa B</text:span></text:p>
          </draw:text-box>
        </draw:frame>
        <draw:frame draw:style-name="gr7" draw:text-style-name="P12" draw:layer="layout" svg:width="22.888cm" svg:height="7.604cm" svg:x="2.556cm" svg:y="12.447cm">
          <draw:text-box>
            <text:p text:style-name="P11"><text:span text:style-name="T7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name="Shape 85" presentation:style-name="pr1" draw:text-style-name="P15" draw:layer="layout" svg:width="16.2cm" svg:height="5.717cm" svg:x="14.4cm" svg:y="-0.8cm" presentation:class="title" presentation:user-transformed="true">
          <draw:text-box>
            <text:p text:style-name="P14"><text:span text:style-name="T8">fatiando </text:span><text:span text:style-name="T9">a terra</text:span></text:p>
          </draw:text-box>
        </draw:frame>
        <draw:frame draw:style-name="gr8" draw:text-style-name="P8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9" draw:text-style-name="P16" draw:layer="layout" svg:width="10.175cm" svg:height="6.398cm" svg:x="16.4cm" svg:y="3.602cm">
          <draw:text-box>
            <text:p text:style-name="P9"><text:span text:style-name="T10">modelagem direta</text:span></text:p>
            <text:p text:style-name="P9"><text:span text:style-name="T10">otimização</text:span></text:p>
            <text:p text:style-name="P9"><text:span text:style-name="T10">regularização, etc</text:span></text:p>
          </draw:text-box>
        </draw:frame>
        <draw:frame draw:style-name="gr10" draw:text-style-name="P18" draw:layer="layout" svg:width="19.908cm" svg:height="4.656cm" svg:x="0.8cm" svg:y="13.744cm">
          <draw:text-box>
            <text:p text:style-name="P17"><text:span text:style-name="T10">método: inversão não-linear rápida</text:span></text:p>
            <text:p text:style-name="P17"><text:span text:style-name="T10">aplicação: Moho da América do Sul</text:span></text:p>
          </draw:text-box>
        </draw:frame>
        <draw:frame draw:style-name="gr8" draw:text-style-name="P8" draw:layer="layout" svg:width="7.091cm" svg:height="9.448cm" svg:x="20.92cm" svg:y="11.617cm">
          <draw:image xlink:href="../figures/south-american-moho-preview.jpg" xlink:type="simple" xlink:show="embed" xlink:actuate="onLoad">
            <text:p/>
          </draw:image>
        </draw:frame>
        <draw:frame draw:style-name="gr8" draw:text-style-name="P8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11" draw:text-style-name="P16" draw:layer="layout" svg:width="10.175cm" svg:height="4.349cm" svg:x="1.703cm" svg:y="5.002cm">
          <draw:text-box>
            <text:p text:style-name="P9"><text:span text:style-name="T10">modelagem direta</text:span></text:p>
            <text:p text:style-name="P9"><text:span text:style-name="T10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20.637cm" svg:height="4.072cm" svg:x="3.682cm" svg:y="1.003cm">
          <draw:image xlink:href="../figures/tesseroids-logo.png" xlink:type="simple" xlink:show="embed" xlink:actuate="onLoad">
            <text:p/>
          </draw:image>
        </draw:frame>
        <draw:frame draw:style-name="gr12" draw:text-style-name="P19" draw:layer="layout" svg:width="22.8cm" svg:height="13.974cm" svg:x="3.6cm" svg:y="5.8cm">
          <draw:text-box>
            <text:p text:style-name="P17"><text:span text:style-name="T11">Algoritmo <text:s/>aprimorado</text:span></text:p>
            <text:p text:style-name="P17"><text:span text:style-name="T11">Quantificação do erro</text:span></text:p>
            <text:p text:style-name="P17"><text:span text:style-name="T11">Usuários</text:span></text:p>
            <text:p text:style-name="P17"><text:span text:style-name="T12">Desenvolvedores</text:span></text:p>
            <text:p text:style-name="P17"><text:span text:style-name="T12">Desenvolvimento estagnad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1" draw:layer="layout" svg:width="20cm" svg:height="5.2cm" svg:x="5.8cm" svg:y="0.3cm" presentation:class="title" presentation:user-transformed="true">
          <draw:text-box>
            <text:p text:style-name="P14"><text:span text:style-name="T13">fatiando </text:span><text:span text:style-name="T14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2" draw:text-style-name="P22" draw:layer="layout" svg:width="22.8cm" svg:height="13.974cm" svg:x="3.5cm" svg:y="5.7cm">
          <draw:text-box>
            <text:p text:style-name="P17"><text:span text:style-name="T11">Biblioteca em Python</text:span></text:p>
            <text:p text:style-name="P17"><text:span text:style-name="T11">Vários módulos</text:span></text:p>
            <text:p text:style-name="P17"><text:span text:style-name="T11">Pesquisa + educação</text:span></text:p>
            <text:p text:style-name="P17"><text:span text:style-name="T11">Usuários + desenvolvedores</text:span></text:p>
            <text:p text:style-name="P17"><text:span text:style-name="T11">Além dessa tes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1" draw:layer="layout" svg:width="20cm" svg:height="5.2cm" svg:x="5.8cm" svg:y="0.3cm" presentation:class="title" presentation:user-transformed="true">
          <draw:text-box>
            <text:p text:style-name="P14"><text:span text:style-name="T13">fatiando </text:span><text:span text:style-name="T14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3" draw:text-style-name="P19" draw:layer="layout" svg:width="22.818cm" svg:height="13.974cm" svg:x="3.082cm" svg:y="5.7cm">
          <draw:text-box>
            <text:p text:style-name="P17"><text:span text:style-name="T15">Facilitar a participação:</text:span></text:p>
            <text:p text:style-name="P17"><text:span text:style-name="T15"><text:s text:c="4"/></text:span><text:span text:style-name="T15">Guia do desenvolvedor</text:span></text:p>
            <text:p text:style-name="P17"><text:span text:style-name="T15"><text:s text:c="4"/></text:span><text:span text:style-name="T15">Guia do usuário</text:span></text:p>
            <text:p text:style-name="P17"><text:span text:style-name="T15"><text:s text:c="4"/></text:span><text:span text:style-name="T15">Workshop</text:span></text:p>
            <text:p text:style-name="P17"><text:span text:style-name="T15"><text:s text:c="4"/></text:span><text:span text:style-name="T15">Videos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9">
        <office:forms form:automatic-focus="false" form:apply-design-mode="false"/>
        <draw:frame draw:style-name="gr14" draw:text-style-name="P24" draw:layer="layout" svg:width="26.2cm" svg:height="4.656cm" svg:x="0.8cm" svg:y="1cm">
          <draw:text-box>
            <text:p text:style-name="P17"><text:span text:style-name="T16">Inversão rápida + Moho Am. do Sul</text:span></text:p>
          </draw:text-box>
        </draw:frame>
        <draw:frame draw:style-name="gr8" draw:text-style-name="P8" draw:layer="layout" svg:width="7.831cm" svg:height="10.434cm" svg:x="20.169cm" svg:y="10.566cm">
          <draw:image xlink:href="../figures/south-american-moho-preview.jpg" xlink:type="simple" xlink:show="embed" xlink:actuate="onLoad">
            <text:p/>
          </draw:image>
        </draw:frame>
        <draw:frame draw:style-name="gr12" draw:text-style-name="P19" draw:layer="layout" svg:width="22.8cm" svg:height="13.974cm" svg:x="1.6cm" svg:y="5.2cm">
          <draw:text-box>
            <text:p text:style-name="P17"><text:span text:style-name="T11">Método novo + eficiente</text:span></text:p>
            <text:p text:style-name="P17"><text:span text:style-name="T11">Approx. esférica</text:span></text:p>
            <text:p text:style-name="P17"><text:span text:style-name="T11">Python + Fatiando a Terra</text:span></text:p>
            <text:p text:style-name="P17"><text:span text:style-name="T12">Depende das correções</text:span></text:p>
            <text:p text:style-name="P17"><text:span text:style-name="T12">Incertez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7.744cm" svg:height="9.6cm" svg:x="0.8cm" svg:y="9.8cm">
          <draw:image xlink:href="../figures/open-science.png" xlink:type="simple" xlink:show="embed" xlink:actuate="onLoad">
            <text:p/>
          </draw:image>
        </draw:frame>
        <draw:frame draw:style-name="gr15" draw:text-style-name="P26" draw:layer="layout" svg:width="16.314cm" svg:height="10.6cm" svg:x="9.1cm" svg:y="9cm">
          <draw:text-box>
            <text:p text:style-name="P25"><text:span text:style-name="T15">código + dados + figuras</text:span></text:p>
            <text:p text:style-name="P25"><text:span text:style-name="T15">pinga-lab.org</text:span></text:p>
            <text:p text:style-name="P25"><text:span text:style-name="T15">leouieda.com</text:span></text:p>
          </draw:text-box>
        </draw:frame>
        <draw:frame draw:style-name="gr8" draw:text-style-name="P8" draw:layer="layout" svg:width="22.367cm" svg:height="5.6cm" svg:x="2.769cm" svg:y="1.7cm">
          <draw:image xlink:href="../figure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7.553cm" svg:height="1.062cm" svg:x="20.556cm" svg:y="20.062cm">
          <draw:text-box>
            <text:p><text:span text:style-name="T17">https://xkcd.com/1403</text:span></text:p>
          </draw:text-box>
        </draw:frame>
        <draw:frame draw:style-name="gr8" draw:text-style-name="P8" draw:layer="layout" svg:width="26.608cm" svg:height="19.045cm" svg:x="0.696cm" svg:y="0.49cm">
          <draw:image xlink:href="../figures/thesis_defens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8T11:37:41.108519654</dc:date>
    <dc:creator>Leonardo Uieda</dc:creator>
    <meta:generator>LibreOffice/4.4.6.3$Linux_X86_64 LibreOffice_project/40m0$Build-3</meta:generator>
    <meta:editing-duration>P1DT19H18M46S</meta:editing-duration>
    <meta:editing-cycles>339</meta:editing-cycles>
    <meta:document-statistic meta:object-count="133"/>
  </office:meta>
</office:document-meta>
</file>